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text-properties officeooo:paragraph-rsid="001793ad"/>
    </style:style>
    <style:style style:name="P7" style:family="paragraph" style:parent-style-name="Text_20_body">
      <style:paragraph-properties fo:text-align="center" style:justify-single-word="false"/>
      <style:text-properties officeooo:rsid="001c18ac" officeooo:paragraph-rsid="001c18ac"/>
    </style:style>
    <style:style style:name="P8" style:family="paragraph" style:parent-style-name="Text_20_body">
      <style:paragraph-properties fo:text-align="center" style:justify-single-word="false"/>
      <style:text-properties officeooo:paragraph-rsid="001c18ac"/>
    </style:style>
    <style:style style:name="P9" style:family="paragraph" style:parent-style-name="Text_20_body">
      <style:text-properties fo:font-style="normal" officeooo:rsid="001fb655" officeooo:paragraph-rsid="0016948d" style:font-style-asian="normal" style:font-style-complex="normal"/>
    </style:style>
    <style:style style:name="P10" style:family="paragraph" style:parent-style-name="Text_20_body">
      <style:text-properties officeooo:rsid="001fb655" officeooo:paragraph-rsid="0022f52f"/>
    </style:style>
    <style:style style:name="P11" style:family="paragraph" style:parent-style-name="Text_20_body">
      <style:paragraph-properties fo:break-before="page"/>
      <style:text-properties officeooo:rsid="0016948d" officeooo:paragraph-rsid="0016948d"/>
    </style:style>
    <style:style style:name="P12" style:family="paragraph" style:parent-style-name="Title">
      <style:text-properties officeooo:rsid="0016948d" officeooo:paragraph-rsid="0016948d"/>
    </style:style>
    <style:style style:name="P13" style:family="paragraph" style:parent-style-name="Text_20_body">
      <style:text-properties officeooo:paragraph-rsid="001793ad"/>
    </style:style>
    <style:style style:name="P14" style:family="paragraph" style:parent-style-name="Text_20_body">
      <style:text-properties officeooo:paragraph-rsid="002fc501"/>
    </style:style>
    <style:style style:name="P15" style:family="paragraph" style:parent-style-name="Text_20_body">
      <style:text-properties officeooo:rsid="0030a8ab" officeooo:paragraph-rsid="0030a8ab"/>
    </style:style>
    <style:style style:name="P16" style:family="paragraph" style:parent-style-name="Text_20_body" style:list-style-name="L1">
      <style:text-properties officeooo:rsid="0032e4da" officeooo:paragraph-rsid="0032e4da"/>
    </style:style>
    <style:style style:name="P17" style:family="paragraph" style:parent-style-name="Text_20_body">
      <style:text-properties officeooo:rsid="0032e4da" officeooo:paragraph-rsid="0032e4da"/>
    </style:style>
    <style:style style:name="P18" style:family="paragraph" style:parent-style-name="Text_20_body" style:list-style-name="L1">
      <style:text-properties fo:font-style="normal" officeooo:rsid="0032e4da" officeooo:paragraph-rsid="0032e4da" style:font-style-asian="normal" style:font-style-complex="normal"/>
    </style:style>
    <style:style style:name="P19" style:family="paragraph" style:parent-style-name="Text_20_body">
      <style:text-properties officeooo:rsid="00356c4d" officeooo:paragraph-rsid="00356c4d"/>
    </style:style>
    <style:style style:name="P20" style:family="paragraph" style:parent-style-name="Text_20_body">
      <style:text-properties officeooo:rsid="0037054e" officeooo:paragraph-rsid="0037054e"/>
    </style:style>
    <style:style style:name="P21" style:family="paragraph" style:parent-style-name="Text_20_body">
      <style:text-properties officeooo:rsid="003a249b" officeooo:paragraph-rsid="003a249b"/>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officeooo:rsid="0030a8ab" officeooo:paragraph-rsid="0030a8ab"/>
    </style:style>
    <style:style style:name="P24" style:family="paragraph" style:parent-style-name="Text_20_body">
      <style:paragraph-properties fo:break-before="page"/>
      <style:text-properties officeooo:rsid="0032e4da" officeooo:paragraph-rsid="00356c4d"/>
    </style:style>
    <style:style style:name="P25" style:family="paragraph" style:parent-style-name="Heading_20_1">
      <style:paragraph-properties fo:break-before="page"/>
      <style:text-properties officeooo:rsid="0016948d" officeooo:paragraph-rsid="0016948d"/>
    </style:style>
    <style:style style:name="P26" style:family="paragraph" style:parent-style-name="Heading_20_1">
      <style:paragraph-properties fo:break-before="page"/>
      <style:text-properties officeooo:rsid="00224d6d" officeooo:paragraph-rsid="0016948d"/>
    </style:style>
    <style:style style:name="P27" style:family="paragraph" style:parent-style-name="Heading_20_1">
      <style:paragraph-properties fo:break-before="page"/>
      <style:text-properties officeooo:rsid="001793ad" officeooo:paragraph-rsid="001793ad"/>
    </style:style>
    <style:style style:name="P28" style:family="paragraph" style:parent-style-name="Heading_20_3">
      <style:text-properties officeooo:rsid="0016948d" officeooo:paragraph-rsid="0016948d"/>
    </style:style>
    <style:style style:name="P29" style:family="paragraph" style:parent-style-name="Heading_20_3">
      <style:text-properties officeooo:rsid="00225045" officeooo:paragraph-rsid="0016948d"/>
    </style:style>
    <style:style style:name="P30" style:family="paragraph" style:parent-style-name="Heading_20_3">
      <style:text-properties officeooo:rsid="0022f52f" officeooo:paragraph-rsid="0016948d"/>
    </style:style>
    <style:style style:name="P31" style:family="paragraph" style:parent-style-name="Heading_20_3">
      <style:text-properties officeooo:rsid="002fc501" officeooo:paragraph-rsid="002fc501"/>
    </style:style>
    <style:style style:name="P32" style:family="paragraph" style:parent-style-name="Heading_20_3">
      <style:text-properties officeooo:rsid="003a249b" officeooo:paragraph-rsid="003a249b"/>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793ad"/>
    </style:style>
    <style:style style:name="T2" style:family="text">
      <style:text-properties officeooo:rsid="0018cda6"/>
    </style:style>
    <style:style style:name="T3" style:family="text">
      <style:text-properties officeooo:rsid="001c18ac"/>
    </style:style>
    <style:style style:name="T4" style:family="text">
      <style:text-properties fo:font-style="italic" style:font-style-asian="italic" style:font-style-complex="italic"/>
    </style:style>
    <style:style style:name="T5" style:family="text">
      <style:text-properties fo:font-style="italic" officeooo:rsid="00469aa2" style:font-style-asian="italic" style:font-style-complex="italic"/>
    </style:style>
    <style:style style:name="T6" style:family="text">
      <style:text-properties fo:font-style="italic" officeooo:rsid="002fc501" style:font-style-asian="italic" style:font-style-complex="italic"/>
    </style:style>
    <style:style style:name="T7" style:family="text">
      <style:text-properties fo:font-style="italic" officeooo:rsid="0030a8a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8be6" style:font-style-asian="normal" style:font-style-complex="normal"/>
    </style:style>
    <style:style style:name="T10" style:family="text">
      <style:text-properties fo:font-style="normal" officeooo:rsid="0042346c" style:font-style-asian="normal" style:font-style-complex="normal"/>
    </style:style>
    <style:style style:name="T11" style:family="text">
      <style:text-properties fo:font-style="normal" officeooo:rsid="00469aa2" style:font-style-asian="normal" style:font-style-complex="normal"/>
    </style:style>
    <style:style style:name="T12" style:family="text">
      <style:text-properties fo:font-style="normal" officeooo:rsid="004876f3" style:font-style-asian="normal" style:font-style-complex="normal"/>
    </style:style>
    <style:style style:name="T13" style:family="text">
      <style:text-properties fo:font-style="normal" officeooo:rsid="00484062" style:font-style-asian="normal" style:font-style-complex="normal"/>
    </style:style>
    <style:style style:name="T14" style:family="text">
      <style:text-properties fo:font-style="normal" officeooo:rsid="004a446f" style:font-style-asian="normal" style:font-style-complex="normal"/>
    </style:style>
    <style:style style:name="T15" style:family="text">
      <style:text-properties fo:font-style="normal" officeooo:rsid="004b0f6b" style:font-style-asian="normal" style:font-style-complex="normal"/>
    </style:style>
    <style:style style:name="T16" style:family="text">
      <style:text-properties fo:font-style="normal" officeooo:rsid="004c1ad2" style:font-style-asian="normal" style:font-style-complex="normal"/>
    </style:style>
    <style:style style:name="T17" style:family="text">
      <style:text-properties fo:font-style="normal" officeooo:rsid="00559345" style:font-style-asian="normal" style:font-style-complex="normal"/>
    </style:style>
    <style:style style:name="T18" style:family="text">
      <style:text-properties fo:font-style="normal" officeooo:rsid="0056dd38" style:font-style-asian="normal" style:font-style-complex="normal"/>
    </style:style>
    <style:style style:name="T19" style:family="text">
      <style:text-properties fo:font-style="normal" officeooo:rsid="00581db0" style:font-style-asian="normal" style:font-style-complex="normal"/>
    </style:style>
    <style:style style:name="T20" style:family="text">
      <style:text-properties fo:font-style="normal" officeooo:rsid="0058a296" style:font-style-asian="normal" style:font-style-complex="normal"/>
    </style:style>
    <style:style style:name="T21" style:family="text">
      <style:text-properties fo:font-style="normal" officeooo:rsid="005a70cf" style:font-style-asian="normal" style:font-style-complex="normal"/>
    </style:style>
    <style:style style:name="T22" style:family="text">
      <style:text-properties fo:font-style="normal" officeooo:rsid="005e271a" style:font-style-asian="normal" style:font-style-complex="normal"/>
    </style:style>
    <style:style style:name="T23" style:family="text">
      <style:text-properties fo:font-style="normal" officeooo:rsid="005fb0fe" style:font-style-asian="normal" style:font-style-complex="normal"/>
    </style:style>
    <style:style style:name="T24" style:family="text">
      <style:text-properties fo:font-style="normal" officeooo:rsid="00608e7f" style:font-style-asian="normal" style:font-style-complex="normal"/>
    </style:style>
    <style:style style:name="T25" style:family="text">
      <style:text-properties fo:font-style="normal" officeooo:rsid="00679b97" style:font-style-asian="normal" style:font-style-complex="normal"/>
    </style:style>
    <style:style style:name="T26" style:family="text">
      <style:text-properties fo:font-style="normal" officeooo:rsid="00615807" style:font-style-asian="normal" style:font-style-complex="normal"/>
    </style:style>
    <style:style style:name="T27" style:family="text">
      <style:text-properties fo:font-style="normal" officeooo:rsid="002fc501" style:font-style-asian="normal" style:font-style-complex="normal"/>
    </style:style>
    <style:style style:name="T28" style:family="text">
      <style:text-properties fo:font-style="normal" officeooo:rsid="0030a8ab" style:font-style-asian="normal" style:font-style-complex="normal"/>
    </style:style>
    <style:style style:name="T29" style:family="text">
      <style:text-properties fo:font-style="normal" officeooo:rsid="0033f3db" style:font-style-asian="normal" style:font-style-complex="normal"/>
    </style:style>
    <style:style style:name="T30" style:family="text">
      <style:text-properties fo:font-style="normal" officeooo:rsid="0037f57d" style:font-style-asian="normal" style:font-style-complex="normal"/>
    </style:style>
    <style:style style:name="T31" style:family="text">
      <style:text-properties officeooo:rsid="00281c66"/>
    </style:style>
    <style:style style:name="T32" style:family="text">
      <style:text-properties officeooo:rsid="001c96ee"/>
    </style:style>
    <style:style style:name="T33" style:family="text">
      <style:text-properties officeooo:rsid="002203a8"/>
    </style:style>
    <style:style style:name="T34" style:family="text">
      <style:text-properties officeooo:rsid="005543e8"/>
    </style:style>
    <style:style style:name="T35" style:family="text">
      <style:text-properties officeooo:rsid="002a5e35"/>
    </style:style>
    <style:style style:name="T36" style:family="text">
      <style:text-properties officeooo:rsid="002a7d6b"/>
    </style:style>
    <style:style style:name="T37" style:family="text">
      <style:text-properties officeooo:rsid="002c596b"/>
    </style:style>
    <style:style style:name="T38" style:family="text">
      <style:text-properties officeooo:rsid="002d9c30"/>
    </style:style>
    <style:style style:name="T39" style:family="text">
      <style:text-properties officeooo:rsid="002fc50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TER Modèle neuronaux</text:p>
      <text:p text:style-name="P3"/>
      <text:p text:style-name="P4"/>
      <text:p text:style-name="P4"/>
      <text:p text:style-name="P7">Travail d’étude et de recherche réalisé par Berrien Samuel et Biard David</text:p>
      <text:p text:style-name="P8"><text:span text:style-name="T3">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3">https://github.com/Ipsedo/TER_modele_neuronaux</text:span></text:a></text:p>
      <text:p text:style-name="P11"/>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4"><text:a xlink:type="simple" xlink:href="#__RefHeading___Toc123_1826268114" text:style-name="Index_20_Link" text:visited-style-name="Index_20_Link">I. Introduction<text:tab/>3</text:a></text:p>
          <text:p text:style-name="P34"><text:a xlink:type="simple" xlink:href="#__RefHeading___Toc125_1826268114" text:style-name="Index_20_Link" text:visited-style-name="Index_20_Link">II. Le sujet<text:tab/>4</text:a></text:p>
          <text:p text:style-name="P33"><text:a xlink:type="simple" xlink:href="#__RefHeading___Toc127_1826268114" text:style-name="Index_20_Link" text:visited-style-name="Index_20_Link">1. La tache<text:tab/>4</text:a></text:p>
          <text:p text:style-name="P33"><text:a xlink:type="simple" xlink:href="#__RefHeading___Toc129_1826268114" text:style-name="Index_20_Link" text:visited-style-name="Index_20_Link">2. Les données<text:tab/>4</text:a></text:p>
          <text:p text:style-name="P33"><text:a xlink:type="simple" xlink:href="#__RefHeading___Toc131_1826268114" text:style-name="Index_20_Link" text:visited-style-name="Index_20_Link">3. Les données finales<text:tab/>5</text:a></text:p>
          <text:p text:style-name="P34"><text:a xlink:type="simple" xlink:href="#__RefHeading___Toc133_1826268114" text:style-name="Index_20_Link" text:visited-style-name="Index_20_Link">III. Modélisation<text:tab/>6</text:a></text:p>
          <text:p text:style-name="P33"><text:a xlink:type="simple" xlink:href="#__RefHeading___Toc340_836911539" text:style-name="Index_20_Link" text:visited-style-name="Index_20_Link">1. Premier modèle<text:tab/>6</text:a></text:p>
          <text:p text:style-name="P33"><text:a xlink:type="simple" xlink:href="#__RefHeading___Toc342_836911539" text:style-name="Index_20_Link" text:visited-style-name="Index_20_Link">2. Modèle plus complexe<text:tab/>6</text:a></text:p>
          <text:p text:style-name="P34"><text:a xlink:type="simple" xlink:href="#__RefHeading___Toc135_1826268114" text:style-name="Index_20_Link" text:visited-style-name="Index_20_Link">IV. Résultats<text:tab/>9</text:a></text:p>
          <text:p text:style-name="P33"><text:a xlink:type="simple" xlink:href="#__RefHeading___Toc360_836911539" text:style-name="Index_20_Link" text:visited-style-name="Index_20_Link">1. Premier modèle<text:tab/>9</text:a></text:p>
          <text:p text:style-name="P33"><text:a xlink:type="simple" xlink:href="#__RefHeading___Toc362_836911539" text:style-name="Index_20_Link" text:visited-style-name="Index_20_Link">2. Modèle plus complexe<text:tab/>9</text:a></text:p>
          <text:p text:style-name="P34"><text:a xlink:type="simple" xlink:href="#__RefHeading___Toc137_1826268114" text:style-name="Index_20_Link" text:visited-style-name="Index_20_Link">V. Conclusion<text:tab/>10</text:a></text:p>
        </text:index-body>
      </text:table-of-content>
      <text:p text:style-name="P3"/>
      <text:h text:style-name="P25" text:outline-level="1"><text:bookmark-start text:name="__RefHeading___Toc123_1826268114"/><text:span text:style-name="T33">I. </text:span>Introduction<text:bookmark-end text:name="__RefHeading___Toc123_1826268114"/></text:h>
      <text:p text:style-name="P5"/>
      <text:p text:style-name="Text_20_body"><text:span text:style-name="T3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9">http://thinknook.com/wp-content/uploads/2012/09/Sentiment-Analysis-Dataset.zip</text:span></text:a><text:span text:style-name="T9">. </text:span><text:span text:style-name="T10">La totalité du développement de ce projet à été réalisé avec le langage Python et les réseaux de neurones ont été effectué à l’aide de l’API « Torch » et de son interface « PyTorch ».</text:span></text:p>
      <text:p text:style-name="Text_20_body"><text:tab/><text:span text:style-name="T3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26" text:outline-level="1"><text:bookmark-start text:name="__RefHeading___Toc125_1826268114"/>II. Le sujet<text:bookmark-end text:name="__RefHeading___Toc125_1826268114"/></text:h>
      <text:p text:style-name="P5"/>
      <text:h text:style-name="P29" text:outline-level="3"><text:bookmark-start text:name="__RefHeading___Toc127_1826268114"/>1. La tache<text:bookmark-end text:name="__RefHeading___Toc127_1826268114"/></text:h>
      <text:p text:style-name="P5"/>
      <text:p text:style-name="P10"><text:span text:style-name="T11"><text:tab/>Le but principale de ce projet est d’effectuer une classification binaire sur un ensemble de tweets. Ces tweets sont considérés comme des séquences de symboles où chaque séquence peut être classé dans une catégorie. Nous avons ici deux classes possible pour étiqueter nos phrases : </text:span><text:span text:style-name="T5">pleasant</text:span><text:span text:style-name="T11"> et </text:span><text:span text:style-name="T5">unpleasant. </text:span><text:span text:style-name="T11">Autrement dit, il s’agit de décider si un tweet </text:span><text:span text:style-name="T12">représente</text:span><text:span text:style-name="T13"> un</text:span><text:span text:style-name="T11"> sentiment positif ou négatif. </text:span><text:span text:style-name="T14">L’ensemble de données est entièrement étiquet</text:span><text:span text:style-name="T15">é</text:span><text:span text:style-name="T14"> à l’avance.</text:span><text:span text:style-name="T11"> </text:span><text:span text:style-name="T14">Nous allons </text:span><text:span text:style-name="T15">par conséquent</text:span><text:span text:style-name="T14"> réaliser de l’apprentissage supervisé afin de répondre au mieux à cette tâche. </text:span><text:span text:style-name="T16">Les modèles qui seront utilisés durant toute cette analyse sont, comme le spécifie cette unité d’enseignement, des réseaux de neurones.</text:span></text:p>
      <text:p text:style-name="P9"/>
      <text:h text:style-name="P30" text:outline-level="3"><text:bookmark-start text:name="__RefHeading___Toc129_1826268114"/>2. Les données<text:bookmark-end text:name="__RefHeading___Toc129_1826268114"/></text:h>
      <text:p text:style-name="P5"/>
      <text:p text:style-name="Text_20_body"><text:tab/>Voyons maintenant ce qu’il en est de l’apparence de ces données après une récupération « brute » de celles-ci.</text:p>
      <text:p text:style-name="Text_20_body"><text:span text:style-name="T34"><text:tab/>Le premier problème qui se pose lorsque l’on veut effectuer de la classification binaire sur un grands nombre de tweets, est la taille des données. En effet, la base de données sur laquelle nous avons travaillé regroupe <text:s/></text:span><text:span text:style-name="T9">1 578 627 </text:span><text:span text:style-name="T17">tweets différents. Chacun étant bien évidemment étiqueté avec le sentiment qui lui correspond. </text:span><text:span text:style-name="T18">Il est donc très, voir trop coûteux d</text:span><text:span text:style-name="T19">e concevoir</text:span><text:span text:style-name="T18"> des modèles complexes sur un nombre aussi grand d’exemples, </text:span><text:span text:style-name="T19">ne serait-ce que pour le choix des hyper-paramètres</text:span><text:span text:style-name="T18">. Pour gérer cela, nous avons partitionner notre ensemble de la manière suivante : </text:span><text:span text:style-name="T20">un ensemble de test composé de 10 000 tweets servant à tester les performances de nos modèles, un ensemble de validation de 10 000 tweets également, servant à choisir les meilleurs hyper-paramètres possible, et un dernier ensemble d’apprentissage de taille variable, permettant d’entraîner nos modèles neuronaux. </text:span><text:span text:style-name="T21">Une fois les meilleurs optimisations trouvées, nous essaierons de lancer l’apprentissage sur le plus grand nombre d’exemple</text:span><text:span text:style-name="T22">s</text:span><text:span text:style-name="T21"> possible</text:span><text:span text:style-name="T22">s</text:span><text:span text:style-name="T21">.</text:span></text:p>
      <text:p text:style-name="Text_20_body"><text:span text:style-name="T21"/></text:p>
      <text:p text:style-name="P22"><text:span text:style-name="T21"/></text:p>
      <text:p text:style-name="Text_20_body"><text:span text:style-name="T21"><text:tab/></text:span><text:span text:style-name="T23">Un deuxième problème à prendre en compte, concerne la « propreté » des tweets sur lesquelles on souhaite travailler. En effet, les fautes d’orthographe, une ponctuation excessive, la présence de smileys, </text:span><text:span text:style-name="T24">de liens </text:span><text:span text:style-name="T25">(urls)</text:span><text:span text:style-name="T24">, de divers caractères</text:span><text:span text:style-name="T23">, ainsi que la récurrence abusive de même lettres en font des séquences qui ne sont pas exploitables directement par un modèle d’apprentissage. Il est donc primordial d’effectuer un pré-traitement sur ces données si l’on souhaite </text:span><text:span text:style-name="T26">espérer</text:span><text:span text:style-name="T23"> de bons résultats. Voyons quelques exemples afin de mieux comprendre à quoi pourrai ressembler un tweet sans aucun traitement.</text:span></text:p>
      <text:p text:style-name="Text_20_body">« Juuuuuuuuuuuuuuuuussssst Chillin!! »</text:p>
      <text:p text:style-name="Text_20_body">« my life is very lazzzzyyyy!!!!!!! <text:s text:c="11"/>*********** »</text:p>
      <text:p text:style-name="Text_20_body">« hate u ... <text:s/>leysh t9ar5 ... =((((((( .. »</text:p>
      <text:p text:style-name="Text_20_body">On peut facilement se rendre compte que beaucoup de tweets 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weets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28" text:outline-level="3"><text:bookmark-start text:name="__RefHeading___Toc131_1826268114"/><text:span text:style-name="T35">3. </text:span>Les données finales<text:bookmark-end text:name="__RefHeading___Toc131_1826268114"/></text:h>
      <text:p text:style-name="P5">- <text:span text:style-name="T1">filtrage des données (regexp)</text:span></text:p>
      <text:p text:style-name="P5">- <text:span text:style-name="T1">pertes d’info, gain du filtrage</text:span></text:p>
      <text:h text:style-name="P27" text:outline-level="1"><text:bookmark-start text:name="__RefHeading___Toc133_1826268114"/><text:span text:style-name="T36">III. Modélisation</text:span><text:bookmark-end text:name="__RefHeading___Toc133_1826268114"/></text:h>
      <text:h text:style-name="P31" text:outline-level="3"><text:bookmark-start text:name="__RefHeading___Toc340_836911539"/>1. Premier modèle<text:bookmark-end text:name="__RefHeading___Toc340_836911539"/></text:h>
      <text:p text:style-name="P6">- <text:span text:style-name="T2">figures (différents modèles, graphes)</text:span></text:p>
      <text:p text:style-name="P6">- <text:span text:style-name="T2">choix des hyperparamètres (sur ensemble validation)</text:span></text:p>
      <text:h text:style-name="P31" text:outline-level="3"><text:bookmark-start text:name="__RefHeading___Toc342_836911539"/>2. Modèle plus complexe<text:bookmark-end text:name="__RefHeading___Toc342_836911539"/></text:h>
      <text:p text:style-name="P14"><text:tab/><text:span text:style-name="T39">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39">https://arxiv.org/abs/1408.5882</text:span></text:a><text:span text:style-name="T39">. L’approche est la suivante : effectuer une convolution sur les </text:span><text:span text:style-name="T6">embeddings</text:span><text:span text:style-name="T27"> des mots d’une phrase. Une phrase est, comme dit précédement, représentée par une matrice où chaque ligne correspond à un </text:span><text:span text:style-name="T6">embedding</text:span><text:span text:style-name="T27"> de mot, une phrase étant la succession de ces lignes. Une convolution 2 dimensions sera donc l’outil approprié : on définit une taille de fenêtre (combien d’</text:span><text:span text:style-name="T6">embeddings</text:span><text:span text:style-name="T27"> la fenêtre englobe) </text:span><text:span text:style-name="T28">ce qui permettra d’extraire certains symboles / mots importants pour notre classification. Une fois la convolution effectuée, nous passerons ses résultats dans une couche de </text:span><text:span text:style-name="T7">max-pooling</text:span><text:span text:style-name="T28"> pour ne garder qu’une seule information. </text:span></text:p>
      <text:p text:style-name="P15"><text:span text:style-name="T8">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4">ie.</text:span><text:span text:style-name="T8"> 3, 4 et 5 </text:span><text:span text:style-name="T4">embeddings</text:span><text:span text:style-name="T8"> de mots / symboles contenu dans la fenêtre de convolution). </text:span></text:p>
      <text:p text:style-name="P15"><text:span text:style-name="T8">Du fait que les </text:span><text:span text:style-name="T4">tweets</text:span><text:span text:style-name="T8"> n’ont pas tous la même longueur en terme de mots, nous avons décidé d’utiliser seulement les symboles (caractères) en utilisant le fait qu’un </text:span><text:span text:style-name="T4">tweet</text:span><text:span text:style-name="T8"> ne fait qu’au plus 140 caractères. Nous appliquerons un </text:span><text:span text:style-name="T4">embedding</text:span><text:span text:style-name="T8"> sur ces caractères pour mieux les représenter.</text:span></text:p>
      <text:p text:style-name="P20"><text:span text:style-name="T8">[ mettre schéma modele ]</text:span></text:p>
      <text:p text:style-name="P20"><text:span text:style-name="T8">[ Embedding → Conv2D</text:span><text:span text:style-name="T30"> * 3</text:span><text:span text:style-name="T8"> → ReLU → maxPool1D * </text:span><text:span text:style-name="T30">3</text:span><text:span text:style-name="T8"> → Linear → dropout → Sigmoid ]</text:span></text:p>
      <text:p text:style-name="P23"><text:span text:style-name="T8"/></text:p>
      <text:p text:style-name="P15"><text:span text:style-name="T8"><text:tab/>La recherche d’hyper-paramètres optimaux s’est faite sur l’ensemble de développement. Les différents hyper-paramètres à chercher sont :</text:span></text:p>
      <text:list xml:id="list3819736556216775627" text:style-name="L1">
        <text:list-item>
          <text:p text:style-name="P16"><text:span text:style-name="T8">la taille du vecteur d’</text:span><text:span text:style-name="T4">embedding</text:span></text:p>
        </text:list-item>
        <text:list-item>
          <text:p text:style-name="P18">la taille du vecteur de sortie de la convolution</text:p>
        </text:list-item>
        <text:list-item>
          <text:p text:style-name="P16"><text:span text:style-name="T8">le nombre d’époques pour entraîner noter modèle</text:span></text:p>
        </text:list-item>
        <text:list-item>
          <text:p text:style-name="P16"><text:span text:style-name="T28">l</text:span><text:span text:style-name="T8">e taux d’apprentissage</text:span></text:p>
        </text:list-item>
      </text:list>
      <text:p text:style-name="P17"><draw:frame draw:style-name="fr1"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span text:style-name="T8">Nous choisirons donc 20 époques avec un taux d’apprentissage de 1e-3. Ainsi il y aura une convergence plus rapide sur 20 époques avec un taux d’apprentissage de 1e-3 qu’avec un taux inférieur. <text:s/>Le taux 1e-3 fut le maximum possible, en effet des taux supérieurs entraînaient une non-convergence de notre modèle du fait que la descente de gradient était trop importante. Un taux trop bas entraînerait une convergence trop lente.</text:span></text:p>
      <text:p text:style-name="P17"><text:span text:style-name="T8">Un taux d’apprentissage de 1e-3 avec 20 époques seront donc retenu pour nos tests finaux sur l’ensemble de test.</text:span></text:p>
      <text:p text:style-name="P24"><draw:frame draw:style-name="fr2"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8">La taille du vecteur d’</text:span><text:span text:style-name="T4">embedding</text:span><text:span text:style-name="T8"> fût expérimentée avec les hyper-paramètres suivants : taux d’apprentissage de 1e-3 sur 20 époques, optimiseur Adam, fonction de perte Binary Cross Entropy et avec une taille de vecteur de sortie pour la convolution de 100. Nous pouvons observer trsè nettement qu’une taille d’</text:span><text:span text:style-name="T4">embedding</text:span><text:span text:style-name="T8"> trop petite (10) </text:span><text:span text:style-name="T29">sera </text:span><text:span text:style-name="T8">moins efficace qu’une taille convenable </text:span><text:span text:style-name="T29">(30). Nous retiendrons comme taille de vecteur 100 qui est le meilleure résultats sur l’ensemble de développement.</text:span></text:p>
      <text:p text:style-name="P19"><draw:frame draw:style-name="fr1"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text:span text:style-name="T29">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span></text:p>
      <text:h text:style-name="P27" text:outline-level="1"><text:bookmark-start text:name="__RefHeading___Toc135_1826268114"/><text:span text:style-name="T37">IV. Résultats</text:span><text:bookmark-end text:name="__RefHeading___Toc135_1826268114"/></text:h>
      <text:h text:style-name="P32" text:outline-level="3"><text:bookmark-start text:name="__RefHeading___Toc360_836911539"/>1. Premier modèle<text:bookmark-end text:name="__RefHeading___Toc360_836911539"/></text:h>
      <text:p text:style-name="P21">[ Mettre résultats et explications ]</text:p>
      <text:h text:style-name="P32" text:outline-level="3"><text:bookmark-start text:name="__RefHeading___Toc362_836911539"/>2. Modèle plus complexe<text:bookmark-end text:name="__RefHeading___Toc362_836911539"/></text:h>
      <text:p text:style-name="P21">[ avec /model/1/model.p → 2414 erreurs sur 10000 (ensemble de test) ]</text:p>
      <text:h text:style-name="P27" text:outline-level="1"><text:bookmark-start text:name="__RefHeading___Toc137_1826268114"/><text:span text:style-name="T38">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2T19:37:36.267489839</dc:date>
    <meta:editing-duration>PT1H1M44S</meta:editing-duration>
    <meta:editing-cycles>32</meta:editing-cycles>
    <meta:generator>LibreOffice/5.1.6.2$Linux_X86_64 LibreOffice_project/10m0$Build-2</meta:generator>
    <meta:document-statistic meta:table-count="0" meta:image-count="0" meta:object-count="3" meta:page-count="10" meta:paragraph-count="60" meta:word-count="1419" meta:character-count="8981" meta:non-whitespace-character-count="75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3.867cm" svg:y="1.273cm" chart:style-name="ch3">
          <text:p>Adam, BCELoss, out channel convolution : 100</text:p>
        </chart:subtitle>
        <chart:legend chart:legend-position="end" svg:x="9.997cm" svg:y="3.951cm" style:legend-expansion="high" chart:style-name="ch4"/>
        <chart:plot-area chart:style-name="ch5" chart:data-source-has-labels="both" svg:x="1.33cm" svg:y="2.135cm" svg:width="8.348cm" svg:height="5.704cm">
          <chartooo:coordinate-region svg:x="1.951cm" svg:y="2.334cm" svg:width="7.447cm" svg:height="4.858cm"/>
          <chart:axis chart:dimension="x" chart:name="primary-x" chart:style-name="ch6" chartooo:axis-type="auto">
            <chartooo:date-scale/>
            <chart:title svg:x="4.918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rreurs (learning rate : 1e-4)</text:p>
              </table:table-cell>
              <table:table-cell office:value-type="string">
                <text:p>% erreurs (learning rate : 1e-3)</text:p>
              </table:table-cell>
            </table:table-row>
          </table:table-header-rows>
          <table:table-rows>
            <table:table-row>
              <table:table-cell office:value-type="string">
                <text:p>1</text:p>
              </table:table-cell>
              <table:table-cell office:value-type="float" office:value="39.79">
                <text:p>39.79</text:p>
              </table:table-cell>
              <table:table-cell office:value-type="float" office:value="35.23">
                <text:p>35.23</text:p>
              </table:table-cell>
            </table:table-row>
            <table:table-row>
              <table:table-cell office:value-type="string">
                <text:p>10</text:p>
              </table:table-cell>
              <table:table-cell office:value-type="float" office:value="33.55">
                <text:p>33.55</text:p>
              </table:table-cell>
              <table:table-cell office:value-type="float" office:value="33.31">
                <text:p>33.31</text:p>
              </table:table-cell>
            </table:table-row>
            <table:table-row>
              <table:table-cell office:value-type="string">
                <text:p>20</text:p>
              </table:table-cell>
              <table:table-cell office:value-type="float" office:value="32.11">
                <text:p>32.11</text:p>
              </table:table-cell>
              <table:table-cell office:value-type="float" office:value="32.9">
                <text:p>32.9</text:p>
              </table:table-cell>
            </table:table-row>
            <table:table-row>
              <table:table-cell office:value-type="string">
                <text:p>30</text:p>
              </table:table-cell>
              <table:table-cell office:value-type="float" office:value="31.99">
                <text:p>31.99</text:p>
              </table:table-cell>
              <table:table-cell office:value-type="float" office:value="35.52">
                <text:p>35.52</text:p>
              </table:table-cell>
            </table:table-row>
            <table:table-row>
              <table:table-cell office:value-type="string">
                <text:p>40</text:p>
              </table:table-cell>
              <table:table-cell office:value-type="float" office:value="31.74">
                <text:p>31.74</text:p>
              </table:table-cell>
              <table:table-cell office:value-type="float" office:value="33.75">
                <text:p>33.75</text:p>
              </table:table-cell>
            </table:table-row>
            <table:table-row>
              <table:table-cell office:value-type="string">
                <text:p>50</text:p>
              </table:table-cell>
              <table:table-cell office:value-type="float" office:value="31.81">
                <text:p>31.81</text:p>
              </table:table-cell>
              <table:table-cell office:value-type="float" office:value="42.66">
                <text:p>42.66</text:p>
              </table:table-cell>
            </table:table-row>
            <table:table-row>
              <table:table-cell office:value-type="string">
                <text:p>60</text:p>
              </table:table-cell>
              <table:table-cell office:value-type="float" office:value="31.64">
                <text:p>31.64</text:p>
              </table:table-cell>
              <table:table-cell office:value-type="float" office:value="34.49">
                <text:p>34.49</text:p>
              </table:table-cell>
            </table:table-row>
            <table:table-row>
              <table:table-cell office:value-type="string">
                <text:p>70</text:p>
              </table:table-cell>
              <table:table-cell office:value-type="float" office:value="32.06">
                <text:p>32.06</text:p>
              </table:table-cell>
              <table:table-cell office:value-type="float" office:value="33.74">
                <text:p>33.74</text:p>
              </table:table-cell>
            </table:table-row>
            <table:table-row>
              <table:table-cell office:value-type="string">
                <text:p>80</text:p>
              </table:table-cell>
              <table:table-cell office:value-type="float" office:value="32.26">
                <text:p>32.26</text:p>
              </table:table-cell>
              <table:table-cell office:value-type="float" office:value="33.8">
                <text:p>33.8</text:p>
              </table:table-cell>
            </table:table-row>
            <table:table-row>
              <table:table-cell office:value-type="string">
                <text:p>90</text:p>
              </table:table-cell>
              <table:table-cell office:value-type="float" office:value="32.28">
                <text:p>32.28</text:p>
              </table:table-cell>
              <table:table-cell office:value-type="float" office:value="33.69">
                <text:p>33.69</text:p>
              </table:table-cell>
            </table:table-row>
            <table:table-row>
              <table:table-cell office:value-type="string">
                <text:p>100</text:p>
              </table:table-cell>
              <table:table-cell office:value-type="float" office:value="32.59">
                <text:p>32.59</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5.592cm" svg:y="8.018cm" chart:style-name="ch7">
              <text:p>taille d'embedding</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52">
                <text:p>34.52</text:p>
              </table:table-cell>
            </table:table-row>
            <table:table-row>
              <table:table-cell office:value-type="string">
                <text:p>20</text:p>
              </table:table-cell>
              <table:table-cell office:value-type="float" office:value="33.41">
                <text:p>33.41</text:p>
              </table:table-cell>
            </table:table-row>
            <table:table-row>
              <table:table-cell office:value-type="string">
                <text:p>30</text:p>
              </table:table-cell>
              <table:table-cell office:value-type="float" office:value="32.74">
                <text:p>32.74</text:p>
              </table:table-cell>
            </table:table-row>
            <table:table-row>
              <table:table-cell office:value-type="string">
                <text:p>40</text:p>
              </table:table-cell>
              <table:table-cell office:value-type="float" office:value="36.48">
                <text:p>36.48</text:p>
              </table:table-cell>
            </table:table-row>
            <table:table-row>
              <table:table-cell office:value-type="string">
                <text:p>50</text:p>
              </table:table-cell>
              <table:table-cell office:value-type="float" office:value="32.45">
                <text:p>32.45</text:p>
              </table:table-cell>
            </table:table-row>
            <table:table-row>
              <table:table-cell office:value-type="string">
                <text:p>100</text:p>
              </table:table-cell>
              <table:table-cell office:value-type="float" office:value="32.4">
                <text:p>32.4</text:p>
              </table:table-cell>
            </table:table-row>
            <table:table-row>
              <table:table-cell office:value-type="string">
                <text:p>200</text:p>
              </table:table-cell>
              <table:table-cell office:value-type="float" office:value="37.95">
                <text:p>37.95</text:p>
              </table:table-cell>
            </table:table-row>
            <table:table-row>
              <table:table-cell office:value-type="string">
                <text:p>300</text:p>
              </table:table-cell>
              <table:table-cell office:value-type="float" office:value="33.39">
                <text:p>33.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legend chart:legend-position="end" svg:x="12.934cm" svg:y="4.2cm" style:legend-expansion="high" chart:style-name="ch4"/>
        <chart:plot-area chart:style-name="ch5" chart:data-source-has-labels="both" svg:x="1.33cm" svg:y="2.135cm" svg:width="11.285cm" svg:height="5.704cm">
          <chartooo:coordinate-region svg:x="2.242cm" svg:y="2.334cm" svg:width="10.093cm" svg:height="4.859cm"/>
          <chart:axis chart:dimension="x" chart:name="primary-x" chart:style-name="ch6" chartooo:axis-type="auto">
            <chartooo:date-scale/>
            <chart:title svg:x="4.811cm" svg:y="8.018cm" chart:style-name="ch7">
              <text:p>taille out channel convolution</text:p>
            </chart:title>
            <chart:categories table:cell-range-address="local-table.$A$2:.$A$8"/>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8" chart:label-cell-address="local-table.$B$1" chart:class="chart:line">
            <chart:data-point chart:repeated="7"/>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73">
                <text:p>34.73</text:p>
              </table:table-cell>
            </table:table-row>
            <table:table-row>
              <table:table-cell office:value-type="string">
                <text:p>20</text:p>
              </table:table-cell>
              <table:table-cell office:value-type="float" office:value="34.38">
                <text:p>34.38</text:p>
              </table:table-cell>
            </table:table-row>
            <table:table-row>
              <table:table-cell office:value-type="string">
                <text:p>30</text:p>
              </table:table-cell>
              <table:table-cell office:value-type="float" office:value="34.53">
                <text:p>34.53</text:p>
              </table:table-cell>
            </table:table-row>
            <table:table-row>
              <table:table-cell office:value-type="string">
                <text:p>40</text:p>
              </table:table-cell>
              <table:table-cell office:value-type="float" office:value="34.52">
                <text:p>34.52</text:p>
              </table:table-cell>
            </table:table-row>
            <table:table-row>
              <table:table-cell office:value-type="string">
                <text:p>50</text:p>
              </table:table-cell>
              <table:table-cell office:value-type="float" office:value="33.6">
                <text:p>33.6</text:p>
              </table:table-cell>
            </table:table-row>
            <table:table-row>
              <table:table-cell office:value-type="string">
                <text:p>100</text:p>
              </table:table-cell>
              <table:table-cell office:value-type="float" office:value="32.61">
                <text:p>32.61</text:p>
              </table:table-cell>
            </table:table-row>
            <table:table-row>
              <table:table-cell office:value-type="string">
                <text:p>200</text:p>
              </table:table-cell>
              <table:table-cell office:value-type="float" office:value="34.91">
                <text:p>34.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